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909cm" style:rel-column-width="17617*"/>
    </style:style>
    <style:style style:name="Table1.B" style:family="table-column">
      <style:table-column-properties style:column-width="8.472cm" style:rel-column-width="21602*"/>
    </style:style>
    <style:style style:name="Table1.C" style:family="table-column">
      <style:table-column-properties style:column-width="10.321cm" style:rel-column-width="2631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.508cm" fo:margin-bottom="0.508cm"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вартальный анализ целей в области качества на 2016 год. 2<text:span text:style-name="T1">-й </text:span>квартал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3" office:value-type="string">
            <text:p text:style-name="Table_20_Contents">Увеличение выручки на 30% по отношению показателя 2015 год.</text:p>
          </table:table-cell>
          <table:table-cell table:style-name="Table1.A2" office:value-type="string">
            <text:p text:style-name="Table_20_Contents">Уменьшить вдвое количество открываемых дефектов по сравнению со статистикой за 2015 год. Для проектов выпущенных в production 1 дефект на 60 часов тестирования, для проектов не выпущенных в production 1 дефект на 30 часов тестирования.</text:p>
          </table:table-cell>
          <table:table-cell table:style-name="Table1.C2" office:value-type="string">
            <text:p text:style-name="Table_20_Contents">Количество часов тестирования на итерацию и количество открытых дефектов для периодов 2015 и 2016 годов приведено в следующей таблице. По сравнению со 2 кварталом 2015 года, число открытых дефектов снизилось<text:span text:style-name="T2">. В данном квартале показатель был выполнен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проектами/задачами весь текущий производственный персонал и потенциальных сотрудников в количестве 50 человек.</text:p>
          </table:table-cell>
          <table:table-cell table:style-name="Table1.C2" office:value-type="string">
            <text:p text:style-name="Table_20_Contents">На данный момент все сотрудники отдела тестирования обеспечены задачами. Несмотря на то, что проект от Bill Quintrell не стартовал, Ипполитова О. Была занята на проекте <text:span text:style-name="T1">Vedrtigo, </text:span><text:span text:style-name="T2">Медленно, но развивается сотрудничество с клиентами от </text:span><text:span text:style-name="T1">Blazemeter: Shmuel, RCPI.</text:span>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с 30 до 40% по сравнению со статистикой 2015 года.</text:p>
          </table:table-cell>
          <table:table-cell table:style-name="Table1.C2" office:value-type="string">
            <text:p text:style-name="Table_20_Contents">Количество дефектов открытое <text:span text:style-name="T2">во</text:span> 2-м квартале: 5. Значительно снизилось, как по сравнению с первым кварталом этого года, так и в сравнении со 2-м кварталом 2015 года.</text:p>
            <text:p text:style-name="Table_20_Contents">Количество замечаний заказчиков 0. На данный момент достижение цели по этому показателю выполняется.</text:p>
          </table:table-cell>
        </table:table-row>
        <table:table-row>
          <table:table-cell table:style-name="Table1.A2" table:number-rows-spanned="2" office:value-type="string">
            <text:p text:style-name="Table_20_Contents">Обеспечение роста производственного персонала на 50 человек</text:p>
          </table:table-cell>
          <table:table-cell table:style-name="Table1.A2" office:value-type="string">
            <text:p text:style-name="Table_20_Contents">Нанять дополнительно 50 человек производственного персонала равномерно в течение 2016 года</text:p>
          </table:table-cell>
          <table:table-cell table:style-name="Table1.C2" office:value-type="string">
            <text:p text:style-name="Table_20_Contents">Для отдела тестирования на стратегической сессии поставлена цель — 16 человек на конец года, не считая декретников. На данный момент в отделе 11 человек, не считая декретников. 1 человек уволился — Дударев Алексей. По результатам квартала минус 1 человек, с начала года плюс 1. Цель пока выполняется. Большие надежды на стажировку, которая обеспечит нужный прирост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текучесть производственного <text:soft-page-break/>персонала на уровне не выше 25%</text:p>
          </table:table-cell>
          <table:table-cell table:style-name="Table1.C2" office:value-type="string">
            <text:p text:style-name="Table_20_Contents">На конец 2 квартала — 0 сотрудников приняты на <text:soft-page-break/>работу в отдел. 1 сотрудник уволился. Цель пока не выполняется.</text:p>
          </table:table-cell>
        </table:table-row>
      </table:table>
      <text:p text:style-name="P2"/>
      <text:p text:style-name="P2">Соотношение числа открытых дефектов к часам тестирования по проектно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2.D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Contents">Проект</text:p>
          </table:table-cell>
          <table:table-cell table:style-name="Table2.A2" office:value-type="string">
            <text:p text:style-name="Table_20_Contents">Число открытых дефектов</text:p>
          </table:table-cell>
          <table:table-cell table:style-name="Table2.A2" office:value-type="string">
            <text:p text:style-name="Table_20_Contents">Число часов тестирования на дефект</text:p>
          </table:table-cell>
          <table:table-cell table:style-name="Table2.A2" office:value-type="string">
            <text:p text:style-name="Table_20_Contents">Проект</text:p>
          </table:table-cell>
          <table:table-cell table:style-name="Table2.A2" office:value-type="string">
            <text:p text:style-name="Table_20_Contents">Число открытых дефектов</text:p>
          </table:table-cell>
          <table:table-cell table:style-name="Table2.F2" office:value-type="string">
            <text:p text:style-name="Table_20_Contents">Число часов тестирования</text:p>
          </table:table-cell>
        </table:table-row>
        <table:table-row>
          <table:table-cell table:style-name="Table2.A2" office:value-type="string">
            <text:p text:style-name="P3">Applanix</text:p>
          </table:table-cell>
          <table:table-cell table:style-name="Table2.B3" office:value-type="float" office:value="1">
            <text:p text:style-name="P3">1</text:p>
          </table:table-cell>
          <table:table-cell table:style-name="Table2.B3" office:value-type="float" office:value="248">
            <text:p text:style-name="P3">248</text:p>
          </table:table-cell>
          <table:table-cell table:style-name="Table2.A2" office:value-type="string">
            <text:p text:style-name="Table_20_Contents">Transactions to ERP</text:p>
          </table:table-cell>
          <table:table-cell table:style-name="Table2.B3" office:value-type="float" office:value="3">
            <text:p text:style-name="P3">3</text:p>
          </table:table-cell>
          <table:table-cell table:style-name="Table2.F3" office:value-type="float" office:value="158">
            <text:p text:style-name="P3">158</text:p>
          </table:table-cell>
        </table:table-row>
        <table:table-row>
          <table:table-cell table:style-name="Table2.A2" office:value-type="string">
            <text:p text:style-name="Table_20_Contents">Cassantec</text:p>
          </table:table-cell>
          <table:table-cell table:style-name="Table2.A2" office:value-type="string">
            <text:p text:style-name="Table_20_Contents">2</text:p>
          </table:table-cell>
          <table:table-cell table:style-name="Table2.B3" office:value-type="float" office:value="35">
            <text:p text:style-name="P3">35</text:p>
          </table:table-cell>
          <table:table-cell table:style-name="Table2.A2" office:value-type="string">
            <text:p text:style-name="Table_20_Contents">Cassantec</text:p>
          </table:table-cell>
          <table:table-cell table:style-name="Table2.B3" office:value-type="float" office:value="2">
            <text:p text:style-name="P3">2</text:p>
          </table:table-cell>
          <table:table-cell table:style-name="Table2.F3" office:value-type="float" office:value="125">
            <text:p text:style-name="P3">125</text:p>
          </table:table-cell>
        </table:table-row>
        <table:table-row>
          <table:table-cell table:style-name="Table2.A2" office:value-type="string">
            <text:p text:style-name="P3">Turbo Dispute</text:p>
          </table:table-cell>
          <table:table-cell table:style-name="Table2.B3" office:value-type="float" office:value="1">
            <text:p text:style-name="P3">1</text:p>
          </table:table-cell>
          <table:table-cell table:style-name="Table2.B3" office:value-type="float" office:value="42">
            <text:p text:style-name="P3">4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3">
            <text:p text:style-name="P3"/>
          </table:table-cell>
        </table:table-row>
        <table:table-row>
          <table:table-cell table:style-name="Table2.A2" office:value-type="string">
            <text:p text:style-name="Table_20_Contents">ISSArt.com</text:p>
          </table:table-cell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1<text:span text:style-name="T1">8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3">
            <text:p text:style-name="P3"/>
          </table:table-cell>
        </table:table-row>
        <table:table-row>
          <table:table-cell table:style-name="Table2.A2" office:value-type="string">
            <text:p text:style-name="Table_20_Contents">CE</text:p>
          </table:table-cell>
          <table:table-cell table:style-name="Table2.B3" office:value-type="float" office:value="1">
            <text:p text:style-name="P3">1</text:p>
          </table:table-cell>
          <table:table-cell table:style-name="Table2.B3" office:value-type="float" office:value="377">
            <text:p text:style-name="P3">37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3">
            <text:p text:style-name="P3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8-27T00:32:38.96</meta:creation-date>
    <dc:date>2016-08-15T21:28:35.50</dc:date>
    <meta:editing-duration>PT5H49M14S</meta:editing-duration>
    <meta:editing-cycles>7</meta:editing-cycles>
    <meta:generator>OpenOffice/4.1.2$Win32 OpenOffice.org_project/412m3$Build-9782</meta:generator>
    <dc:creator>Firsanov Konstantin</dc:creator>
    <meta:document-statistic meta:table-count="2" meta:image-count="0" meta:object-count="0" meta:page-count="2" meta:paragraph-count="45" meta:word-count="348" meta:character-count="2361"/>
  </office:meta>
</office:document-meta>
</file>